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duct Backlog</text:span></text:h>
      <text:h text:style-name="Heading_20_2" text:outline-level="2"><text:span text:style-name="Strong_20_Emphasis">1. Tela Inicial</text:span></text:h>
      <text:p text:style-name="Text_20_body"><text:span text:style-name="Strong_20_Emphasis">História de Usuário 1.1 - Login</text:span></text:p>
      <text:list text:style-name="L1">
        <text:list-item>
          <text:p text:style-name="P1"><text:span text:style-name="Strong_20_Emphasis">Como</text:span> aluno,</text:p>
        </text:list-item>
        <text:list-item>
          <text:p text:style-name="P1"><text:span text:style-name="Strong_20_Emphasis">Eu quero</text:span> fazer login no sistema com segurança,</text:p>
        </text:list-item>
        <text:list-item>
          <text:p text:style-name="P1"><text:span text:style-name="Strong_20_Emphasis">Para que</text:span> eu possa acessar as funcionalidades do sistema.</text:p>
          <text:list>
            <text:list-item>
              <text:p text:style-name="P1"><text:span text:style-name="Strong_20_Emphasis">Critérios de aceitação</text:span>:</text:p>
              <text:list>
                <text:list-item>
                  <text:p text:style-name="P1">O sistema valida o login com credenciais (usuário e senha).</text:p>
                </text:list-item>
                <text:list-item>
                  <text:p text:style-name="P1">Se as credenciais forem válidas, o usuário é redirecionado para a página principal.</text:p>
                </text:list-item>
                <text:list-item>
                  <text:p text:style-name="P2">Se inválidas, o sistema exibe uma mensagem de erro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2. Menu Principal</text:span></text:h>
      <text:p text:style-name="Text_20_body"><text:span text:style-name="Strong_20_Emphasis">História de Usuário 2.1 - Exibir Informações Gerais sobre o Aluno</text:span></text:p>
      <text:list text:style-name="L2">
        <text:list-item>
          <text:p text:style-name="P3"><text:span text:style-name="Strong_20_Emphasis">Como</text:span> aluno,</text:p>
        </text:list-item>
        <text:list-item>
          <text:p text:style-name="P3"><text:span text:style-name="Strong_20_Emphasis">Eu quero</text:span> visualizar informações gerais sobre meu rendimento acadêmico,</text:p>
        </text:list-item>
        <text:list-item>
          <text:p text:style-name="P3"><text:span text:style-name="Strong_20_Emphasis">Para que</text:span> eu saiba o status das minhas atividades acadêmicas e prazos importantes.</text:p>
          <text:list>
            <text:list-item>
              <text:p text:style-name="P3"><text:span text:style-name="Strong_20_Emphasis">Critérios de aceitação</text:span>:</text:p>
              <text:list>
                <text:list-item>
                  <text:p text:style-name="P3">O sistema exibe o rendimento acadêmico do aluno.</text:p>
                </text:list-item>
                <text:list-item>
                  <text:p text:style-name="P3">O sistema exibe prazos de matrículas, avaliações e outras informações relevantes.</text:p>
                </text:list-item>
                <text:list-item>
                  <text:p text:style-name="P4">As informações são atualizadas automaticamente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3. Matrícula</text:span></text:h>
      <text:p text:style-name="Text_20_body"><text:span text:style-name="Strong_20_Emphasis">História de Usuário 3.1 - Pesquisa por Disciplinas</text:span></text:p>
      <text:list text:style-name="L3">
        <text:list-item>
          <text:p text:style-name="P5"><text:span text:style-name="Strong_20_Emphasis">Como</text:span> aluno,</text:p>
        </text:list-item>
        <text:list-item>
          <text:p text:style-name="P5"><text:span text:style-name="Strong_20_Emphasis">Eu quero</text:span> buscar disciplinas no sistema de matrícula,</text:p>
        </text:list-item>
        <text:list-item>
          <text:p text:style-name="P5"><text:span text:style-name="Strong_20_Emphasis">Para que</text:span> eu possa encontrar facilmente as disciplinas disponíveis.</text:p>
          <text:list>
            <text:list-item>
              <text:p text:style-name="P5"><text:span text:style-name="Strong_20_Emphasis">Critérios de aceitação</text:span>:</text:p>
              <text:list>
                <text:list-item>
                  <text:p text:style-name="P6">O sistema permite que o aluno busque por nome ou código da disciplina.</text:p>
                </text:list-item>
              </text:list>
            </text:list-item>
          </text:list>
        </text:list-item>
      </text:list>
      <text:p text:style-name="Text_20_body"><text:span text:style-name="Strong_20_Emphasis">História de Usuário 3.2 - Matrícula em Disciplinas</text:span></text:p>
      <text:list text:style-name="L4">
        <text:list-item>
          <text:p text:style-name="P7"><text:span text:style-name="Strong_20_Emphasis">Como</text:span> aluno,</text:p>
        </text:list-item>
        <text:list-item>
          <text:p text:style-name="P7"><text:span text:style-name="Strong_20_Emphasis">Eu quero</text:span> me matricular nas disciplinas do semestre,</text:p>
        </text:list-item>
        <text:list-item>
          <text:p text:style-name="P7"><text:span text:style-name="Strong_20_Emphasis">Para que</text:span> eu possa cursar as matérias no período letivo.</text:p>
          <text:list>
            <text:list-item>
              <text:p text:style-name="P7"><text:span text:style-name="Strong_20_Emphasis">Critérios de aceitação</text:span>:</text:p>
              <text:list>
                <text:list-item>
                  <text:p text:style-name="P7">O aluno seleciona as disciplinas desejadas.</text:p>
                </text:list-item>
                <text:list-item>
                  <text:p text:style-name="P8">O sistema confirma a matrícula nas disciplinas e atualiza a lista de disciplinas do aluno.</text:p>
                </text:list-item>
              </text:list>
            </text:list-item>
          </text:list>
        </text:list-item>
      </text:list>
      <text:p text:style-name="Text_20_body"><text:span text:style-name="Strong_20_Emphasis">História de Usuário 3.3 - Matrícula em Disciplinas Específicas</text:span></text:p>
      <text:list text:style-name="L5">
        <text:list-item>
          <text:p text:style-name="P9"><text:soft-page-break/><text:span text:style-name="Strong_20_Emphasis">Como</text:span> aluno,</text:p>
        </text:list-item>
        <text:list-item>
          <text:p text:style-name="P9"><text:span text:style-name="Strong_20_Emphasis">Eu quero</text:span> me matricular em disciplinas específicas,</text:p>
        </text:list-item>
        <text:list-item>
          <text:p text:style-name="P9"><text:span text:style-name="Strong_20_Emphasis">Para que</text:span> eu possa atender às minhas necessidades acadêmicas.</text:p>
          <text:list>
            <text:list-item>
              <text:p text:style-name="P9"><text:span text:style-name="Strong_20_Emphasis">Critérios de aceitação</text:span>:</text:p>
              <text:list>
                <text:list-item>
                  <text:p text:style-name="P9">O aluno seleciona disciplinas específicas (optativas, por exemplo).</text:p>
                </text:list-item>
                <text:list-item>
                  <text:p text:style-name="P10">O sistema valida a matrícula e confirma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4. Histórico Acadêmico</text:span></text:h>
      <text:p text:style-name="Text_20_body"><text:span text:style-name="Strong_20_Emphasis">História de Usuário 4.1 - Exibição do Histórico</text:span></text:p>
      <text:list text:style-name="L6">
        <text:list-item>
          <text:p text:style-name="P11"><text:span text:style-name="Strong_20_Emphasis">Como</text:span> aluno,</text:p>
        </text:list-item>
        <text:list-item>
          <text:p text:style-name="P11"><text:span text:style-name="Strong_20_Emphasis">Eu quero</text:span> visualizar meu histórico acadêmico,</text:p>
        </text:list-item>
        <text:list-item>
          <text:p text:style-name="P11"><text:span text:style-name="Strong_20_Emphasis">Para que</text:span> eu saiba as notas e frequências das disciplinas que cursei.</text:p>
          <text:list>
            <text:list-item>
              <text:p text:style-name="P11"><text:span text:style-name="Strong_20_Emphasis">Critérios de aceitação</text:span>:</text:p>
              <text:list>
                <text:list-item>
                  <text:p text:style-name="P11">O sistema exibe todas as disciplinas cursadas, com notas e frequência.</text:p>
                </text:list-item>
                <text:list-item>
                  <text:p text:style-name="P12">O histórico é organizado por semestre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5. Dados do Aluno</text:span></text:h>
      <text:p text:style-name="Text_20_body"><text:span text:style-name="Strong_20_Emphasis">História de Usuário 5.1 - Exibição de Frequência e Notas</text:span></text:p>
      <text:list text:style-name="L7">
        <text:list-item>
          <text:p text:style-name="P13"><text:span text:style-name="Strong_20_Emphasis">Como</text:span> aluno,</text:p>
        </text:list-item>
        <text:list-item>
          <text:p text:style-name="P13"><text:span text:style-name="Strong_20_Emphasis">Eu quero</text:span> visualizar minha frequência e notas das atividades das disciplinas,</text:p>
        </text:list-item>
        <text:list-item>
          <text:p text:style-name="P13"><text:span text:style-name="Strong_20_Emphasis">Para que</text:span> eu possa acompanhar meu desempenho acadêmico.</text:p>
          <text:list>
            <text:list-item>
              <text:p text:style-name="P13"><text:span text:style-name="Strong_20_Emphasis">Critérios de aceitação</text:span>:</text:p>
              <text:list>
                <text:list-item>
                  <text:p text:style-name="P14">O sistema exibe a frequência atual e as notas das atividades realizadas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6. Agenda</text:span></text:h>
      <text:p text:style-name="Text_20_body"><text:span text:style-name="Strong_20_Emphasis">História de Usuário 6.1 - Exibição do Calendário de Avaliações</text:span></text:p>
      <text:list text:style-name="L8">
        <text:list-item>
          <text:p text:style-name="P15"><text:span text:style-name="Strong_20_Emphasis">Como</text:span> aluno,</text:p>
        </text:list-item>
        <text:list-item>
          <text:p text:style-name="P15"><text:span text:style-name="Strong_20_Emphasis">Eu quero</text:span> acessar um calendário com as datas das minhas avaliações,</text:p>
        </text:list-item>
        <text:list-item>
          <text:p text:style-name="P15"><text:span text:style-name="Strong_20_Emphasis">Para que</text:span> eu possa me organizar para as provas e outras atividades avaliativas.</text:p>
          <text:list>
            <text:list-item>
              <text:p text:style-name="P15"><text:span text:style-name="Strong_20_Emphasis">Critérios de aceitação</text:span>:</text:p>
              <text:list>
                <text:list-item>
                  <text:p text:style-name="P15">O sistema exibe um calendário com todas as datas das avaliações.</text:p>
                </text:list-item>
                <text:list-item>
                  <text:p text:style-name="P16">O aluno pode acessar mais detalhes ao clicar nas datas de avaliação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7. Segurança</text:span></text:h>
      <text:p text:style-name="Text_20_body"><text:span text:style-name="Strong_20_Emphasis">História de Usuário 7.1 - Troca de Senha</text:span></text:p>
      <text:list text:style-name="L9">
        <text:list-item>
          <text:p text:style-name="P17"><text:span text:style-name="Strong_20_Emphasis">Como</text:span> aluno,</text:p>
        </text:list-item>
        <text:list-item>
          <text:p text:style-name="P17"><text:span text:style-name="Strong_20_Emphasis">Eu quero</text:span> alterar minha senha de acesso,</text:p>
        </text:list-item>
        <text:list-item>
          <text:p text:style-name="P17"><text:span text:style-name="Strong_20_Emphasis">Para que</text:span> eu possa garantir a segurança da minha conta.</text:p>
          <text:list>
            <text:list-item>
              <text:p text:style-name="P17"><text:span text:style-name="Strong_20_Emphasis">Critérios de aceitação</text:span>:</text:p>
              <text:list>
                <text:list-item>
                  <text:p text:style-name="P17">O sistema solicita a senha antiga e a nova senha.</text:p>
                </text:list-item>
                <text:list-item>
                  <text:p text:style-name="P18">O sistema valida as informações e atualiza a senha com sucesso.</text:p>
                </text:list-item>
              </text:list>
            </text:list-item>
          </text:list>
        </text:list-item>
      </text:list>
      <text:p text:style-name="Text_20_body"><text:soft-page-break/><text:span text:style-name="Strong_20_Emphasis">História de Usuário 7.2 - Troca de E-mail</text:span></text:p>
      <text:list text:style-name="L10">
        <text:list-item>
          <text:p text:style-name="P19"><text:span text:style-name="Strong_20_Emphasis">Como</text:span> aluno,</text:p>
        </text:list-item>
        <text:list-item>
          <text:p text:style-name="P19"><text:span text:style-name="Strong_20_Emphasis">Eu quero</text:span> alterar meu e-mail cadastrado,</text:p>
        </text:list-item>
        <text:list-item>
          <text:p text:style-name="P19"><text:span text:style-name="Strong_20_Emphasis">Para que</text:span> eu possa manter minhas informações de contato atualizadas.</text:p>
          <text:list>
            <text:list-item>
              <text:p text:style-name="P19"><text:span text:style-name="Strong_20_Emphasis">Critérios de aceitação</text:span>:</text:p>
              <text:list>
                <text:list-item>
                  <text:p text:style-name="P19">O sistema solicita o novo e-mail e valida sua autenticidade.</text:p>
                </text:list-item>
                <text:list-item>
                  <text:p text:style-name="P20">O sistema atualiza o e-mail cadastrado com sucesso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8. Solicitações</text:span></text:h>
      <text:p text:style-name="Text_20_body"><text:span text:style-name="Strong_20_Emphasis">História de Usuário 8.1 - Solicitação de Revisão de Notas</text:span></text:p>
      <text:list text:style-name="L11">
        <text:list-item>
          <text:p text:style-name="P21"><text:span text:style-name="Strong_20_Emphasis">Como</text:span> aluno,</text:p>
        </text:list-item>
        <text:list-item>
          <text:p text:style-name="P21"><text:span text:style-name="Strong_20_Emphasis">Eu quero</text:span> solicitar a revisão das minhas notas,</text:p>
        </text:list-item>
        <text:list-item>
          <text:p text:style-name="P21"><text:span text:style-name="Strong_20_Emphasis">Para que</text:span> eu possa garantir que minhas notas sejam avaliadas corretamente.</text:p>
          <text:list>
            <text:list-item>
              <text:p text:style-name="P21"><text:span text:style-name="Strong_20_Emphasis">Critérios de aceitação</text:span>:</text:p>
              <text:list>
                <text:list-item>
                  <text:p text:style-name="P21">O aluno preenche um formulário de revisão de notas.</text:p>
                </text:list-item>
                <text:list-item>
                  <text:p text:style-name="P22">O sistema envia a solicitação para a instituição e notifica o aluno.</text:p>
                </text:list-item>
              </text:list>
            </text:list-item>
          </text:list>
        </text:list-item>
      </text:list>
      <text:p text:style-name="Text_20_body"><text:span text:style-name="Strong_20_Emphasis">História de Usuário 8.2 - Solicitação de Revisão de Faltas</text:span></text:p>
      <text:list text:style-name="L12">
        <text:list-item>
          <text:p text:style-name="P23"><text:span text:style-name="Strong_20_Emphasis">Como</text:span> aluno,</text:p>
        </text:list-item>
        <text:list-item>
          <text:p text:style-name="P23"><text:span text:style-name="Strong_20_Emphasis">Eu quero</text:span> solicitar a revisão das minhas faltas,</text:p>
        </text:list-item>
        <text:list-item>
          <text:p text:style-name="P23"><text:span text:style-name="Strong_20_Emphasis">Para que</text:span> eu possa corrigir eventuais erros no registro de presença.</text:p>
          <text:list>
            <text:list-item>
              <text:p text:style-name="P23"><text:span text:style-name="Strong_20_Emphasis">Critérios de aceitação</text:span>:</text:p>
              <text:list>
                <text:list-item>
                  <text:p text:style-name="P23">O aluno preenche um formulário de revisão de faltas.</text:p>
                </text:list-item>
                <text:list-item>
                  <text:p text:style-name="P24">O sistema envia a solicitação para a instituição e notifica o aluno.</text:p>
                </text:list-item>
              </text:list>
            </text:list-item>
          </text:list>
        </text:list-item>
      </text:list>
      <text:p text:style-name="Text_20_body"><text:span text:style-name="Strong_20_Emphasis">História de Usuário 8.3 - Solicitação de Exame Geral</text:span></text:p>
      <text:list text:style-name="L13">
        <text:list-item>
          <text:p text:style-name="P25"><text:span text:style-name="Strong_20_Emphasis">Como</text:span> aluno,</text:p>
        </text:list-item>
        <text:list-item>
          <text:p text:style-name="P25"><text:span text:style-name="Strong_20_Emphasis">Eu quero</text:span> solicitar um exame geral,</text:p>
        </text:list-item>
        <text:list-item>
          <text:p text:style-name="P25"><text:span text:style-name="Strong_20_Emphasis">Para que</text:span> eu possa ter a oportunidade de recuperar minha avaliação.</text:p>
          <text:list>
            <text:list-item>
              <text:p text:style-name="P25"><text:span text:style-name="Strong_20_Emphasis">Critérios de aceitação</text:span>:</text:p>
              <text:list>
                <text:list-item>
                  <text:p text:style-name="P25">O aluno preenche a solicitação de exame geral.</text:p>
                </text:list-item>
                <text:list-item>
                  <text:p text:style-name="P26">O sistema envia a solicitação para a instituição e notifica o aluno.</text:p>
                </text:list-item>
              </text:list>
            </text:list-item>
          </text:list>
        </text:list-item>
      </text:list>
      <text:p text:style-name="Text_20_body"><text:span text:style-name="Strong_20_Emphasis">História de Usuário 8.4 - Solicitação de Regime Domiciliar</text:span></text:p>
      <text:list text:style-name="L14">
        <text:list-item>
          <text:p text:style-name="P27"><text:span text:style-name="Strong_20_Emphasis">Como</text:span> aluno,</text:p>
        </text:list-item>
        <text:list-item>
          <text:p text:style-name="P27"><text:span text:style-name="Strong_20_Emphasis">Eu quero</text:span> solicitar um regime domiciliar com justificativa e datas,</text:p>
        </text:list-item>
        <text:list-item>
          <text:p text:style-name="P27"><text:span text:style-name="Strong_20_Emphasis">Para que</text:span> eu possa cursar as atividades acadêmicas remotamente.</text:p>
          <text:list>
            <text:list-item>
              <text:p text:style-name="P27"><text:span text:style-name="Strong_20_Emphasis">Critérios de aceitação</text:span>:</text:p>
              <text:list>
                <text:list-item>
                  <text:p text:style-name="P27">O aluno preenche o formulário com a justificativa, data inicial e data final.</text:p>
                </text:list-item>
                <text:list-item>
                  <text:p text:style-name="P28">O sistema envia a solicitação para a instituição e notifica o aluno.</text:p>
                </text:list-item>
              </text:list>
            </text:list-item>
          </text:list>
        </text:list-item>
      </text:list>
      <text:h text:style-name="Heading_20_2" text:outline-level="2"><text:span text:style-name="Strong_20_Emphasis">9. Plano de Ensino</text:span></text:h>
      <text:p text:style-name="Text_20_body"><text:span text:style-name="Strong_20_Emphasis">História de Usuário 9.1 - Exibição do Plano de Ensino</text:span></text:p>
      <text:list text:style-name="L15">
        <text:list-item>
          <text:p text:style-name="P29"><text:soft-page-break/><text:span text:style-name="Strong_20_Emphasis">Como</text:span> aluno,</text:p>
        </text:list-item>
        <text:list-item>
          <text:p text:style-name="P29"><text:span text:style-name="Strong_20_Emphasis">Eu quero</text:span> acessar o plano de ensino de cada disciplina matriculada,</text:p>
        </text:list-item>
        <text:list-item>
          <text:p text:style-name="P29"><text:span text:style-name="Strong_20_Emphasis">Para que</text:span> eu saiba o conteúdo, objetivos e avaliações da disciplina.</text:p>
          <text:list>
            <text:list-item>
              <text:p text:style-name="P29"><text:span text:style-name="Strong_20_Emphasis">Critérios de aceitação</text:span>:</text:p>
              <text:list>
                <text:list-item>
                  <text:p text:style-name="P30">O sistema exibe o plano de ensino completo, com nome da disciplina, ementa, objetivos, carga horária e avaliações prevista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7:10:23.327340298</meta:creation-date>
    <dc:date>2024-11-09T17:12:35.580264849</dc:date>
    <meta:editing-duration>PT2M13S</meta:editing-duration>
    <meta:editing-cycles>1</meta:editing-cycles>
    <meta:document-statistic meta:table-count="0" meta:image-count="0" meta:object-count="0" meta:page-count="4" meta:paragraph-count="114" meta:word-count="907" meta:character-count="5164" meta:non-whitespace-character-count="4460"/>
    <meta:generator>LibreOffice/24.8.2.1$Linux_X86_64 LibreOffice_project/41740883c77b073d14011387305cb18c71aed59b</meta:generator>
  </office:meta>
</office:document-meta>
</file>